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color="#000000"/>
    </style:style>
    <style:style style:name="P2" style:family="paragraph">
      <style:text-properties fo:color="#000099" fo:font-size="24pt" fo:font-weight="bold" style:font-size-asian="24pt" style:font-weight-asian="bold" style:font-size-complex="24pt" style:font-weight-complex="bold"/>
    </style:style>
    <style:style style:name="P3" style:family="paragraph">
      <style:text-properties style:font-name="Times New Roman"/>
    </style:style>
    <style:style style:name="P4" style:family="paragraph">
      <style:text-properties fo:font-size="20pt"/>
    </style:style>
    <style:style style:name="P5" style:family="paragraph">
      <style:text-properties fo:color="#000099" fo:font-size="20pt" style:font-size-asian="20pt" style:font-size-complex="20pt"/>
    </style:style>
    <style:style style:name="P6" style:family="paragraph">
      <style:text-properties fo:color="#000099"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0099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66"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99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99" style:font-name="Times New Roman" fo:font-size="24pt" style:font-size-asian="24pt" style:font-size-complex="24pt"/>
    </style:style>
    <style:style style:name="T7" style:family="text">
      <style:text-properties style:font-name="Times New Roman"/>
    </style:style>
    <style:style style:name="T8" style:family="text">
      <style:text-properties fo:color="#000099" style:font-name="Times New Roman"/>
    </style:style>
    <style:style style:name="T9" style:family="text">
      <style:text-properties fo:color="#000099" style:font-name="Times New Roman" fo:font-size="20pt" style:font-size-asian="20pt" style:font-size-complex="20pt"/>
    </style:style>
    <style:style style:name="T10" style:family="text">
      <style:text-properties fo:color="#000099" fo:font-size="20pt" style:font-size-asian="20pt" style:font-size-complex="20pt"/>
    </style:style>
    <style:style style:name="T11" style:family="text">
      <style:text-properties fo:color="#000099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99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000099"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99"/>
    </style:style>
    <style:style style:name="T16" style:family="text">
      <style:text-properties fo:color="#000099" style:font-name="Courier1" fo:font-size="20pt" style:font-name-asian="Courier1" style:font-size-asian="20pt" style:font-name-complex="Courier1" style:font-size-complex="20pt"/>
    </style:style>
    <style:style style:name="T17" style:family="text">
      <style:text-properties fo:color="#000099" fo:font-size="22pt" style:font-size-asian="22pt" style:font-size-complex="22pt"/>
    </style:style>
    <style:style style:name="T18" style:family="text">
      <style:text-properties fo:color="#000066" fo:font-size="22pt" style:font-size-asian="22pt" style:font-size-complex="22pt"/>
    </style:style>
    <style:style style:name="T19" style:family="text">
      <style:text-properties fo:font-size="22pt" style:text-underline-style="solid" style:text-underline-width="auto" style:text-underline-color="font-color" style:font-size-asian="22pt" style:font-size-complex="22pt" style:text-overline-style="none" style:text-overline-color="font-color"/>
    </style:style>
    <style:style style:name="T20" style:family="text">
      <style:text-properties style:text-position="super 58%" fo:font-size="22pt" style:font-size-asian="22pt" style:font-size-complex="22pt"/>
    </style:style>
    <style:style style:name="T21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59cm" svg:x="1.4cm" svg:y="4.914cm" presentation:class="subtitle">
          <draw:text-box>
            <text:p>Using Iterators and Generators </text:p>
            <text:p>in Python</text:p>
            <text:p/>
            <text:p/>
            <text:p><text:span text:style-name="T1">Brian Magill</text:span></text:p>
            <text:p><text:span text:style-name="T1">August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217cm" svg:y="4.82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Types of Iterables</text:p>
                <text:list>
                  <text:list-item>
                    <text:p>Objects with an index</text:p>
                  </text:list-item>
                  <text:list-item>
                    <text:p>Iterators</text:p>
                  </text:list-item>
                </text:list>
              </text:list-item>
              <text:list-item>
                <text:p>Extended Generator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lanted towards Python 2</text:p>
                <text:list>
                  <text:list-item>
                    <text:p>More experience with it</text:p>
                  </text:list-item>
                  <text:list-item>
                    <text:p>Only version available on certain platforms at work</text:p>
                  </text:list-item>
                </text:list>
              </text:list-item>
              <text:list-item>
                <text:p>Will focus on <text:span text:style-name="T2">similarities</text:span> with Python 3</text:p>
              </text:list-item>
              <text:list-item>
                <text:p>Will try to point out diffe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or the purpose of this talk:</text:p>
                <text:list>
                  <text:list-item>
                    <text:p>Transversing a collection of data objects</text:p>
                  </text:list-item>
                  <text:list-item>
                    <text:p>Or an object that mimics such a collec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ble Types</text:p>
          </draw:text-box>
        </draw:frame>
        <draw:frame presentation:style-name="pr4" draw:layer="layout" svg:width="25.199cm" svg:height="13.929cm" svg:x="1.4cm" svg:y="4.914cm" presentation:class="outline" presentation:user-transformed="true">
          <draw:text-box>
            <text:list text:style-name="L2">
              <text:list-item>
                <text:p>Objects with Indexing </text:p>
                <text:list>
                  <text:list-item>
                    <text:p>Have __get_item() method</text:p>
                  </text:list-item>
                  <text:list-item>
                    <text:p>Not consumed by use</text:p>
                  </text:list-item>
                  <text:list-item>
                    <text:p>In a collection, every item exists</text:p>
                  </text:list-item>
                </text:list>
              </text:list-item>
              <text:list-item>
                <text:p>Sets</text:p>
              </text:list-item>
              <text:list-item>
                <text:p>Iterators</text:p>
                <text:list>
                  <text:list-item>
                    <text:p>Different implementations, same interface</text:p>
                  </text:list-item>
                  <text:list-item>
                    <text:p>Consumed by use</text:p>
                  </text:list-item>
                  <text:list-item>
                    <text:p>Items produced 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 with index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ata Collection classes</text:p>
                <text:list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Any class with __get_item__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nCollection Example</text:p>
          </draw:text-box>
        </draw:frame>
        <draw:frame draw:style-name="gr2" draw:text-style-name="P1" draw:layer="layout" svg:width="16cm" svg:height="13.319cm" svg:x="6.35cm" svg:y="5.842cm">
          <draw:text-box>
            <text:p><text:span text:style-name="T3">class Stepper(object):</text:span></text:p>
            <text:p><text:span text:style-name="T3"/></text:p>
            <text:p><text:span text:style-name="T3"><text:s text:c="4"/></text:span><text:span text:style-name="T3">def __init__(self, max_index):</text:span></text:p>
            <text:p><text:span text:style-name="T3"><text:s text:c="4"/></text:span></text:p>
            <text:p><text:span text:style-name="T3"><text:s text:c="8"/></text:span><text:span text:style-name="T3">self.max_index = max_index</text:span></text:p>
            <text:p><text:span text:style-name="T3"><text:s text:c="8"/></text:span></text:p>
            <text:p><text:span text:style-name="T3"><text:s text:c="4"/></text:span><text:span text:style-name="T3">def __getitem__(self, index):</text:span></text:p>
            <text:p><text:span text:style-name="T3"><text:s text:c="4"/></text:span></text:p>
            <text:p><text:span text:style-name="T3"><text:s text:c="8"/></text:span><text:span text:style-name="T3">if index &lt; 0 or index &gt; self.max_index:</text:span></text:p>
            <text:p><text:span text:style-name="T3"><text:s text:c="8"/></text:span></text:p>
            <text:p><text:span text:style-name="T3"><text:s text:c="12"/></text:span><text:span text:style-name="T3">raise IndexError</text:span></text:p>
            <text:p><text:span text:style-name="T3"><text:s text:c="12"/></text:span></text:p>
            <text:p><text:span text:style-name="T3"><text:s text:c="8"/></text:span><text:span text:style-name="T3">return index**3 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 Protoco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to make a class an iterator</text:p>
              </text:list-item>
              <text:list-item>
                <text:p>Classes must have __iterator__() method</text:p>
              </text:list-item>
              <text:list-item>
                <text:p>They must also have</text:p>
                <text:list>
                  <text:list-item>
                    <text:p>next() method for Python 2</text:p>
                  </text:list-item>
                  <text:list-item>
                    <text:p>__next__() method for Python 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Hofstadler's Q Sequence</text:p>
          </draw:text-box>
        </draw:frame>
        <draw:frame draw:style-name="gr2" draw:text-style-name="P2" draw:layer="layout" svg:width="15.031cm" svg:height="6.922cm" svg:x="3.302cm" svg:y="6.35cm">
          <draw:text-box>
            <text:p><text:span text:style-name="T5">Q[0] = 1</text:span></text:p>
            <text:p><text:span text:style-name="T5"/></text:p>
            <text:p><text:span text:style-name="T5">Q[1] = 1</text:span></text:p>
            <text:p><text:span text:style-name="T5"/></text:p>
            <text:p><text:span text:style-name="T5">Q[n] = Q[n – Q[n -1]] + Q[n – Q[n -2]]</text:span></text:p>
            <text:p><text:span text:style-name="T5"/></text:p>
            <text:p><text:span text:style-name="T5">Q = 1, 1, 2, 3, 3,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/>Example Q Sequence</text:p>
          </draw:text-box>
        </draw:frame>
        <draw:frame draw:style-name="gr2" draw:text-style-name="P3" draw:layer="layout" svg:width="12.05cm" svg:height="10.161cm" svg:x="7.596cm" svg:y="5.588cm">
          <draw:text-box>
            <text:p><text:span text:style-name="T6">class Q_Sequence:</text:span></text:p>
            <text:p><text:span text:style-name="T6"/></text:p>
            <text:p><text:span text:style-name="T6"><text:s text:c="4"/></text:span><text:span text:style-name="T6">def __init__(self, max_index):</text:span></text:p>
            <text:p><text:span text:style-name="T6"><text:s text:c="8"/></text:span><text:span text:style-name="T6">self.Q = list()</text:span></text:p>
            <text:p><text:span text:style-name="T6"><text:s text:c="8"/></text:span><text:span text:style-name="T6">self.i = 0</text:span></text:p>
            <text:p><text:span text:style-name="T6"><text:s text:c="8"/></text:span><text:span text:style-name="T6">self.max_index = max_index</text:span></text:p>
            <text:p><text:span text:style-name="T6"/></text:p>
            <text:p><text:span text:style-name="T6"><text:s text:c="4"/></text:span><text:span text:style-name="T6">def __iter__(self):</text:span></text:p>
            <text:p><text:span text:style-name="T6"><text:s text:c="8"/></text:span><text:span text:style-name="T6">return self</text:span></text:p>
            <text:p><text:span text:style-name="T7"/></text:p>
            <text:p><text:span text:style-name="T7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 Class (Con't)</text:p>
          </draw:text-box>
        </draw:frame>
        <draw:frame draw:style-name="gr3" draw:text-style-name="P3" draw:layer="layout" svg:width="20.742cm" svg:height="16.011cm" svg:x="4.912cm" svg:y="4.095cm">
          <draw:text-box>
            <text:p><text:span text:style-name="T7"><text:s text:c="4"/></text:span><text:span text:style-name="T8">d</text:span><text:span text:style-name="T9">ef next(self):</text:span></text:p>
            <text:p><text:span text:style-name="T9"><text:s text:c="8"/></text:span></text:p>
            <text:p><text:span text:style-name="T9"><text:s text:c="8"/></text:span><text:span text:style-name="T9">if self.i &lt; self.max_index:</text:span></text:p>
            <text:p><text:span text:style-name="T9"><text:s text:c="12"/></text:span></text:p>
            <text:p><text:span text:style-name="T9"><text:s text:c="12"/></text:span><text:span text:style-name="T9">if self.i == 0:</text:span></text:p>
            <text:p><text:span text:style-name="T9"><text:s text:c="16"/></text:span><text:span text:style-name="T9">n = 1</text:span></text:p>
            <text:p><text:span text:style-name="T9"><text:s text:c="16"/></text:span></text:p>
            <text:p><text:span text:style-name="T9"><text:s text:c="12"/></text:span><text:span text:style-name="T9">elif self.i == 1: <text:s/></text:span></text:p>
            <text:p><text:span text:style-name="T9"><text:s text:c="16"/></text:span><text:span text:style-name="T9">n = 1</text:span></text:p>
            <text:p><text:span text:style-name="T9"/></text:p>
            <text:p><text:span text:style-name="T9"><text:s text:c="12"/></text:span><text:span text:style-name="T9">else: <text:s text:c="13"/></text:span></text:p>
            <text:p><text:span text:style-name="T9"><text:s text:c="16"/></text:span><text:span text:style-name="T9">n = self.Q[self.i - self.Q[self.i - 1]] + \</text:span></text:p>
            <text:p><text:span text:style-name="T9"><text:s text:c="32"/></text:span><text:span text:style-name="T9">self.Q[self.i - self.Q[self.i - 2]]</text:span></text:p>
            <text:p><text:span text:style-name="T9"><text:s text:c="16"/></text:span></text:p>
            <text:p><text:span text:style-name="T9"><text:s text:c="12"/></text:span><text:span text:style-name="T9">self.i += 1</text:span></text:p>
            <text:p><text:span text:style-name="T9"><text:s text:c="12"/></text:span><text:span text:style-name="T9">self.Q.append(n)</text:span></text:p>
            <text:p><text:span text:style-name="T9"><text:s text:c="12"/></text:span></text:p>
            <text:p><text:span text:style-name="T9"><text:s text:c="12"/></text:span><text:span text:style-name="T9">return n</text:span></text:p>
            <text:p><text:span text:style-name="T9"><text:s text:c="8"/></text:span><text:span text:style-name="T9">else:</text:span></text:p>
            <text:p><text:span text:style-name="T9"><text:s text:c="12"/></text:span><text:span text:style-name="T9">raise StopIteratio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that return Iterators</text:p>
          </draw:text-box>
        </draw:frame>
        <draw:frame presentation:style-name="pr4" draw:layer="layout" svg:width="25.199cm" svg:height="15.695cm" svg:x="1.4cm" svg:y="4.914cm" presentation:class="outline" presentation:user-transformed="true">
          <draw:text-box>
            <text:list text:style-name="L2">
              <text:list-item>
                <text:p>Itertools</text:p>
                <text:list>
                  <text:list-item>
                    <text:p>Endless: count, cycle, repeat</text:p>
                  </text:list-item>
                  <text:list-item>
                    <text:p>permutations, product</text:p>
                  </text:list-item>
                </text:list>
              </text:list-item>
              <text:list-item>
                <text:p>iter</text:p>
              </text:list-item>
              <text:list-item>
                <text:p>In Python 2</text:p>
                <text:list>
                  <text:list-item>
                    <text:p>xrange</text:p>
                  </text:list-item>
                  <text:list-item>
                    <text:p>Dictionaries iterkeys, iteritems</text:p>
                  </text:list-item>
                </text:list>
              </text:list-item>
              <text:list-item>
                <text:p>In Python 3</text:p>
                <text:list>
                  <text:list-item>
                    <text:p>range</text:p>
                  </text:list-item>
                  <text:list-item>
                    <text:p>Dictionaries: keys, i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nction</text:p>
              </text:list-item>
              <text:list-item>
                <text:p>Idea taken from LISP</text:p>
              </text:list-item>
              <text:list-item>
                <text:p>Simpler implementation than iterator protocol</text:p>
              </text:list-item>
              <text:list-item>
                <text:p>Returns one value at a time instead of everything</text:p>
              </text:list-item>
              <text:list-item>
                <text:p>Function pauses between requests for data</text:p>
              </text:list-item>
              <text:list-item>
                <text:p>Accomplish with yield ope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Implementation of Q</text:p>
          </draw:text-box>
        </draw:frame>
        <draw:frame draw:style-name="gr2" draw:text-style-name="P5" draw:layer="layout" svg:width="18.261cm" svg:height="16.171cm" svg:x="4.595cm" svg:y="3.81cm">
          <draw:text-box>
            <text:p><text:span text:style-name="T10">def q_gen(max_index):</text:span></text:p>
            <text:p><text:span text:style-name="T10"/></text:p>
            <text:p><text:span text:style-name="T10"><text:s text:c="4"/></text:span><text:span text:style-name="T10">index = 0 </text:span></text:p>
            <text:p><text:span text:style-name="T10"><text:s text:c="4"/></text:span><text:span text:style-name="T10">Q = list()</text:span></text:p>
            <text:p><text:span text:style-name="T10"><text:s text:c="4"/></text:span></text:p>
            <text:p><text:span text:style-name="T10"><text:s text:c="4"/></text:span><text:span text:style-name="T10">while index &lt; max_index:</text:span></text:p>
            <text:p><text:span text:style-name="T10"><text:s text:c="8"/></text:span></text:p>
            <text:p><text:span text:style-name="T10"><text:s text:c="8"/></text:span><text:span text:style-name="T10">if index == 0:</text:span></text:p>
            <text:p><text:span text:style-name="T10"><text:s text:c="12"/></text:span><text:span text:style-name="T10">n = 1</text:span></text:p>
            <text:p><text:span text:style-name="T10"><text:s text:c="4"/></text:span></text:p>
            <text:p><text:span text:style-name="T10"><text:s text:c="8"/></text:span><text:span text:style-name="T10">elif index == 1:</text:span></text:p>
            <text:p><text:span text:style-name="T10"><text:s text:c="12"/></text:span><text:span text:style-name="T10">n = 1</text:span></text:p>
            <text:p><text:span text:style-name="T10"><text:s text:c="8"/></text:span></text:p>
            <text:p><text:span text:style-name="T10"><text:s text:c="8"/></text:span><text:span text:style-name="T10">else: <text:s text:c="6"/></text:span></text:p>
            <text:p><text:span text:style-name="T10"><text:s text:c="12"/></text:span><text:span text:style-name="T10">n = Q[index - Q[index - 1]] + Q[index -Q[index- 2]]</text:span></text:p>
            <text:p><text:span text:style-name="T10"><text:s text:c="8"/></text:span></text:p>
            <text:p><text:span text:style-name="T10"><text:s text:c="8"/></text:span><text:span text:style-name="T10">yield n</text:span></text:p>
            <text:p><text:span text:style-name="T10"><text:s text:c="4"/></text:span></text:p>
            <text:p><text:span text:style-name="T10"><text:s text:c="8"/></text:span><text:span text:style-name="T10">Q.append(n)</text:span></text:p>
            <text:p><text:span text:style-name="T10"><text:s text:c="8"/></text:span><text:span text:style-name="T10">index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alogous to List Comprehensions</text:p>
              </text:list-item>
              <text:list-item>
                <text:p>Use parenthesis instead of square brackets</text:p>
              </text:list-item>
              <text:list-item>
                <text:p>Produce an iterator instead of a lis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</text:p>
          </draw:text-box>
        </draw:frame>
        <draw:frame draw:style-name="gr2" draw:text-style-name="P5" draw:layer="layout" svg:width="11.009cm" svg:height="7.415cm" svg:x="4.064cm" svg:y="5.334cm">
          <draw:text-box>
            <text:p><text:span text:style-name="T10">(</text:span><text:span text:style-name="T11">g(x)</text:span><text:span text:style-name="T10"> for x</text:span><text:span text:style-name="T11"> </text:span><text:span text:style-name="T10">in iterable</text:span><text:span text:style-name="T11"> </text:span><text:span text:style-name="T10">if </text:span><text:span text:style-name="T11">x &lt; max_x</text:span><text:span text:style-name="T10">)</text:span></text:p>
            <text:p><text:span text:style-name="T10"/></text:p>
            <text:p><text:span text:style-name="T4">This is equivalent to:</text:span></text:p>
            <text:p><text:span text:style-name="T10"/></text:p>
            <text:p><text:span text:style-name="T10">for </text:span><text:span text:style-name="T11">x</text:span><text:span text:style-name="T10"> in </text:span><text:span text:style-name="T11">iterable</text:span><text:span text:style-name="T12">:</text:span></text:p>
            <text:p><text:span text:style-name="T12"/></text:p>
            <text:p><text:span text:style-name="T12"><text:tab/></text:span><text:span text:style-name="T12">if </text:span><text:span text:style-name="T11">x &lt; max_x</text:span><text:span text:style-name="T12">:</text:span></text:p>
            <text:p><text:span text:style-name="T12"/></text:p>
            <text:p><text:span text:style-name="T12"><text:tab/></text:span><text:span text:style-name="T12"><text:tab/></text:span><text:span text:style-name="T12">yield g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6" draw:layer="layout" svg:width="15.319cm" svg:height="3.11cm" svg:x="4.318cm" svg:y="4.572cm">
          <draw:text-box>
            <text:p><text:span text:style-name="T13">series = range(7)</text:span></text:p>
            <text:p><text:span text:style-name="T13"/></text:p>
            <text:p><text:span text:style-name="T13">iterA = (n*n for n in series if n % 2 == 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: Pipelining data</text:p>
          </draw:text-box>
        </draw:frame>
        <draw:frame draw:style-name="gr2" draw:text-style-name="P7" draw:layer="layout" svg:width="16.69cm" svg:height="1.987cm" svg:x="3.81cm" svg:y="4.826cm">
          <draw:text-box>
            <text:p><text:span text:style-name="T14">Calculate the total number of bytes transferred </text:span></text:p>
            <text:p><text:span text:style-name="T14">in an Apache log file. </text:span></text:p>
          </draw:text-box>
        </draw:frame>
        <draw:frame draw:style-name="gr2" draw:text-style-name="P8" draw:layer="layout" svg:width="21.22cm" svg:height="5.228cm" svg:x="4.064cm" svg:y="8.636cm">
          <draw:text-box>
            <text:p><text:span text:style-name="T15">slippp1-13.fas.harvard.edu - - [07/Aug/1995:00:00:02 -0400] … <text:s/>200 363</text:span></text:p>
            <text:p><text:span text:style-name="T15">ix-sf16-04.ix.netcom.com - - [07/Aug/1995:00:00:04 -0400] <text:s text:c="2"/>… <text:s text:c="2"/>200 4179</text:span></text:p>
            <text:p><text:span text:style-name="T15">slippp1-13.fas.harvard.edu - - [07/Aug/1995:00:00:05 -0400] <text:s/>… <text:s/>200 234</text:span></text:p>
            <text:p><text:span text:style-name="T15">port110.nkn.net - - [07/Aug/1995:00:00:05 -0400] <text:s/>… <text:s/>200 786</text:span></text:p>
            <text:p><text:span text:style-name="T15">port110.nkn.net - - [07/Aug/1995:00:00:07 -0400] <text:s/>… 200 1204</text:span></text:p>
            <text:p><text:span text:style-name="T15">grail819.nando.net - - [07/Aug/1995:00:00:11 -0400] … 200 4673</text:span></text:p>
            <text:p><text:span text:style-name="T15"/></text:p>
          </draw:text-box>
        </draw:frame>
        <draw:frame draw:style-name="gr2" draw:text-style-name="P7" draw:layer="layout" svg:width="19.501cm" svg:height="1.987cm" svg:x="4.318cm" svg:y="14.478cm">
          <draw:text-box>
            <text:p><text:span text:style-name="T14">Last column contains the number of bytes transferred. <text:s/></text:span></text:p>
            <text:p><text:span text:style-name="T14">Either a positive integer or hyphen if missing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thout Generators</text:p>
          </draw:text-box>
        </draw:frame>
        <draw:frame draw:style-name="gr2" draw:text-style-name="P5" draw:layer="layout" svg:width="15.742cm" svg:height="10.055cm" svg:x="2.032cm" svg:y="5.08cm">
          <draw:text-box>
            <text:p text:style-name="P9"><text:span text:style-name="T16">wwwlog = open(filename)</text:span></text:p>
            <text:p text:style-name="P9"><text:span text:style-name="T16"/></text:p>
            <text:p text:style-name="P9"><text:span text:style-name="T16">total = 0</text:span></text:p>
            <text:p text:style-name="P9"><text:span text:style-name="T16"/></text:p>
            <text:p text:style-name="P9"><text:span text:style-name="T16">for line in wwwlog:</text:span></text:p>
            <text:p text:style-name="P9"><text:span text:style-name="T16"/></text:p>
            <text:p text:style-name="P9"><text:span text:style-name="T16"><text:s text:c="4"/></text:span><text:span text:style-name="T16">bytestr = line.rsplit(None,1)[1]</text:span></text:p>
            <text:p text:style-name="P9"><text:span text:style-name="T16"/></text:p>
            <text:p text:style-name="P9"><text:span text:style-name="T16"><text:s text:c="4"/></text:span><text:span text:style-name="T16">if bytestr != '-':</text:span></text:p>
            <text:p text:style-name="P9"><text:span text:style-name="T16"><text:s text:c="11"/></text:span><text:span text:style-name="T16">total += int(bytestr)</text:span></text:p>
            <text:p text:style-name="P9"><text:span text:style-name="T16"/></text:p>
            <text:p text:style-name="P10"><text:span text:style-name="T16">print "Total", sum(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Generator Approach</text:p>
          </draw:text-box>
        </draw:frame>
        <draw:frame draw:style-name="gr2" draw:text-style-name="P5" draw:layer="layout" svg:width="19.069cm" svg:height="5.823cm" svg:x="2.54cm" svg:y="5.08cm">
          <draw:text-box>
            <text:p><text:span text:style-name="T10">wwwlog = open(filename)</text:span></text:p>
            <text:p><text:span text:style-name="T10"/></text:p>
            <text:p><text:span text:style-name="T10">bytecolumn = (line.rsplit(None,1)[1] for line in wwwlog) </text:span></text:p>
            <text:p><text:span text:style-name="T10"/></text:p>
            <text:p><text:span text:style-name="T10">bytes = (int(bytestr) for bytestr in bytecolumn if bytestr != '-')</text:span></text:p>
            <text:p><text:span text:style-name="T10"><text:s text:c="8"/></text:span></text:p>
            <text:p><text:span text:style-name="T10">print "Total", sum(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Approach (Con'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s code</text:p>
              </text:list-item>
              <text:list-item>
                <text:p>Easier to follow</text:p>
              </text:list-item>
              <text:list-item>
                <text:p>Each line of code creates an iterator</text:p>
              </text:list-item>
              <text:list-item>
                <text:p>Data processed through a pipe line</text:p>
              </text:list-item>
              <text:list-item>
                <text:p>Adding Additional Stages is straightforw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mbda Functions</text:p>
          </draw:text-box>
        </draw:frame>
        <draw:frame draw:style-name="gr2" draw:text-style-name="P7" draw:layer="layout" svg:width="15.048cm" svg:height="5.459cm" svg:x="3.048cm" svg:y="6.096cm">
          <draw:text-box>
            <text:p><text:span text:style-name="T14">One line, anonymous functions. <text:s/>Example:</text:span></text:p>
            <text:p><text:span text:style-name="T14"/></text:p>
            <text:p><text:span text:style-name="T17">square_it = lambda x: x*x</text:span></text:p>
            <text:p><text:span text:style-name="T14"/></text:p>
            <text:p><text:span text:style-name="T17">&gt;square_it(5)</text:span></text:p>
            <text:p><text:span text:style-name="T18">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<text:span text:style-name="T2">Succinctly</text:span></text:p>
          </draw:text-box>
        </draw:frame>
        <draw:frame draw:style-name="gr2" draw:text-style-name="P8" draw:layer="layout" svg:width="24.378cm" svg:height="5.939cm" svg:x="2.286cm" svg:y="5.08cm">
          <draw:text-box>
            <text:p><text:span text:style-name="T15">getLastColumns = lambda file_h: (line.rsplit(None,1)[1] for line in file_h)</text:span></text:p>
            <text:p><text:span text:style-name="T15">procValidNums = lambda bytestr: (int(bytestr) for bytestr in bytecolumn if bytestr != '-')</text:span></text:p>
            <text:p><text:span text:style-name="T15"/></text:p>
            <text:p><text:span text:style-name="T15">wwwlog <text:s text:c="6"/>= open(filename)</text:span></text:p>
            <text:p><text:span text:style-name="T15">bytecolumn = getLastColumns(wwwlog)</text:span></text:p>
            <text:p><text:span text:style-name="T15">bytes <text:s text:c="10"/>= procValidNums(bytecolumn)</text:span></text:p>
            <text:p><text:span text:style-name="T15"><text:s text:c="8"/></text:span></text:p>
            <text:p><text:span text:style-name="T15">print "Total", sum(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Flow</text:p>
          </draw:text-box>
        </draw:frame>
        <draw:custom-shape draw:style-name="gr4" draw:text-style-name="P11" draw:layer="layout" svg:width="4.572cm" svg:height="1.524cm" svg:x="11.684cm" svg:y="4.826cm">
          <text:p text:style-name="P11">www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6.096cm" svg:height="2.032cm" svg:x="10.922cm" svg:y="7.62cm">
          <text:p text:style-name="P11">byteColu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6.096cm" svg:height="2.032cm" svg:x="10.922cm" svg:y="10.922cm">
          <text:p text:style-name="P11">by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4.826cm" svg:height="2.286cm" svg:x="11.43cm" svg:y="14.224cm">
          <text:p text:style-name="P11">Sum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3.97cm" svg:y1="9.652cm" svg:x2="13.97cm" svg:y2="11.176cm">
          <text:p/>
        </draw:line>
        <draw:line draw:style-name="gr5" draw:text-style-name="P11" draw:layer="layout" svg:x1="13.97cm" svg:y1="12.954cm" svg:x2="13.97cm" svg:y2="14.224cm">
          <text:p/>
        </draw:line>
        <draw:line draw:style-name="gr5" draw:text-style-name="P11" draw:layer="layout" svg:x1="13.97cm" svg:y1="6.35cm" svg:x2="13.97cm" svg:y2="7.62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king It Furth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rocessing Several Files</text:p>
                <text:list>
                  <text:list-item>
                    <text:p>Pipelining approach</text:p>
                  </text:list-item>
                  <text:list-item>
                    <text:p>Find and filter in files each directory</text:p>
                  </text:list-item>
                  <text:list-item>
                    <text:p>Calculate total bytes transfered</text:p>
                  </text:list-item>
                </text:list>
              </text:list-item>
              <text:list-item>
                <text:p>Coroutines</text:p>
                <text:list>
                  <text:list-item>
                    <text:p>yield operator can take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http://www.dabeaz.com/generators-uk/index.html</text:span></text:p>
              </text:list-item>
              <text:list-item>
                <text:p><text:span text:style-name="T14"><text:a xlink:href="http://python3porting.com/differences.html" xlink:type="simple">http://python3porting.com/differences.html</text:a></text:span></text:p>
              </text:list-item>
              <text:list-item>
                <text:p><text:span text:style-name="T14"><text:a xlink:href="http://anandology.com/python-practice-book/iterators.html" xlink:type="simple">http://anandology.com/python-practice-book/iterators.html</text:a></text:span></text:p>
              </text:list-item>
              <text:list-item>
                <text:p><text:span text:style-name="T19">Learning Python</text:span><text:span text:style-name="T14">, 5</text:span><text:span text:style-name="T20">th</text:span><text:span text:style-name="T14"> Edition, Mark Lutz (c) 2013</text:span></text:p>
              </text:list-item>
              <text:list-item>
                <text:p><text:span text:style-name="T21">Godel, Escher, Bach</text:span><text:span text:style-name="T14">, Douglas Hofstadler (c) 1980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Magill</meta:initial-creator>
    <meta:creation-date>2015-07-09T19:01:04</meta:creation-date>
    <meta:editing-duration>PT6H54M38S</meta:editing-duration>
    <meta:editing-cycles>47</meta:editing-cycles>
    <dc:date>2015-08-03T21:36:24.515592646</dc:date>
    <meta:generator>LibreOffice/4.2.8.2$Linux_X86_64 LibreOffice_project/420m0$Build-2</meta:generator>
    <meta:document-statistic meta:object-count="132"/>
  </office:meta>
</office:document-meta>
</file>